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Heading_20_1" style:master-page-name="Standard">
      <style:paragraph-properties style:page-number="auto"/>
      <style:text-properties fo:color="#000000"/>
    </style:style>
    <style:style style:name="P3" style:family="paragraph" style:parent-style-name="Heading_20_2">
      <style:text-properties fo:color="#000000"/>
    </style:style>
    <style:style style:name="P4" style:family="paragraph" style:parent-style-name="Heading_20_2" style:list-style-name="WWNum2">
      <style:text-properties fo:color="#000000"/>
    </style:style>
    <style:style style:name="P5" style:family="paragraph" style:parent-style-name="Heading_20_2" style:list-style-name="WWNum1">
      <style:text-properties fo:color="#000000"/>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color="#000000"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How to use videos to support a training session?</text:span></text:h>
      <text:p text:style-name="P1"><text:span text:style-name="T1">A couple of months ago, Pedro Fernandes [LINK] suggested spicing up a training session by showing a brief video clip at the beginning. Since then, I have been using videos in several training scenarios. In this article, you find three scenarios described.</text:span></text:p>
      <text:list xml:id="list2172497978" text:style-name="WWNum2">
        <text:list-item>
          <text:h text:style-name="P4" text:outline-level="2"><text:span text:style-name="T1">Show a video to motivate</text:span></text:h>
        </text:list-item>
      </text:list>
      <text:p text:style-name="P1"><text:span text:style-name="T1">At the beginning of a two-day Biopython programming course for 15 people, a video on sickle-cell anemia by XXX was shown [LINK]. The 4:00 video clip explained the molecular basis of the disease from DNA to protein to symptoms in a patient. The main task on the first day was to develop an experimental test for the disease. All programming exercises related to sickle-cell anemia (retrieving and analysing protein and DNA sequences, for example). Showing the video established a common ground for all participants. The participants were given the same background knowledge, and connecting the exercises to a concrete disease gave them a purpose. As a result, the video helped the entire course to move into one direction.</text:span></text:p>
      <text:list xml:id="list1986810631" text:style-name="WWNum1">
        <text:list-item>
          <text:h text:style-name="P5" text:outline-level="2"><text:span text:style-name="T1">Show a video to deepen knowledge</text:span></text:h>
        </text:list-item>
      </text:list>
      <text:p text:style-name="P1"><text:span text:style-name="T1">During a two-day course on the Scrum methodology for 20 people, the video </text:span><text:span text:style-name="T2">“Sh**t bad Scrum Masters say”</text:span><text:span text:style-name="T1"> by Adam Weisbart [LINK] was shown. The 4:00 video clip shows a series of exaggerated mistakes of a Scrum team facilitator. The course participants already experience as a Scrum team, and had learned basic facts during the training. The participants were given the task to note what was wrong prior to showing the video. After watching the clip, the group reported their notes, which the trainer compared to a prepared list. A few extra questions were clarified in a brief discussion. Effectively the participants not only applied their knowledge, but by observing a (staged) team they could reflect on their own style of work.</text:span></text:p>
      <text:list xml:id="list704721246" text:continue-numbering="true" text:style-name="WWNum1">
        <text:list-item>
          <text:h text:style-name="P5" text:outline-level="2"><text:span text:style-name="T1">Show a video to guide a discussion</text:span></text:h>
        </text:list-item>
      </text:list>
      <text:p text:style-name="P1"><text:span text:style-name="T1">At the beginning of a 90-minute meeting of a peer support group, the first six minutes of the video “The Cloud” by Uri Alon [LINK] were shown. In the video recording of a TED talk [LINK], Uri explains a model how scientists get stuck and unstuck again [REF]. The group subsequently discussed for one hour about “the crisis of meaning” in science. The purpose of showing the video was to prevent the discussion from drifting into a series of complaints. Showing the video achieved three things: First, it provided a model and vocabulary by which the group could express their own situation more precisely. Second, it established a positive tone from the beginning by stating that crises are normal events that can be resolved. <text:s/>Third, it set a boundary what the discussion would be about. </text:span></text:p>
      <text:h text:style-name="P3" text:outline-level="2"><text:span text:style-name="T1">Conclusions</text:span></text:h>
      <text:p text:style-name="P1"><text:span text:style-name="T1">In all three scenarios, I found two technical issues essential: The first issue was downloading the video from Youtube to a local file in order circumvent the risk of network failure (there are multiple tools available although many of them are linked to advertisement). The second issue was providing an appropriate sound </text:span><text:soft-page-break/><text:span text:style-name="T1">quality. For the typical course audience a set of small speakers should be sufficient, but laptop speakers clearly are not.</text:span></text:p>
      <text:p text:style-name="Standard"><text:span text:style-name="T3">Taken together, I found showing short videos a versatile method to spice up a training. The three examples described above for sure do not cover all possible uses of classroom videos. Therefore, I am curious to hear how you have used videos and which are your favourite videos to support a training session. In particular, I am looking for good ex</text:span><text:bookmark text:name="_GoBack"/><text:span text:style-name="T3">amples of short scientific presentations. Your suggestions are welcome at </text:span><text:a xlink:type="simple" xlink:href="mailto:krother@academis.eu">krother@academis.eu</text:a><text:span text:style-name="T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pl" fo:country="PL"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agłówek_20_2_20_Znak" style:display-name="Nagłówek 2 Znak"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Nagłówek_20_1_20_Znak" style:display-name="Nagłówek 1 Znak"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Nagłówek_20_Znak" style:display-name="Nagłówek Znak" style:family="text" style:parent-style-name="Default_20_Paragraph_20_Font"/>
    <style:style style:name="Stopka_20_Znak" style:display-name="Stopka Znak"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woja nazwa użytkownika</meta:initial-creator>
    <dc:creator>Academis </dc:creator>
    <meta:editing-cycles>4</meta:editing-cycles>
    <meta:creation-date>2014-01-05T13:03:00</meta:creation-date>
    <dc:date>2014-10-27T17:27:40</dc:date>
    <meta:editing-duration>PT7M14S</meta:editing-duration>
    <meta:generator>LibreOffice/3.5$Linux_X86_64 LibreOffice_project/350m1$Build-2</meta:generator>
    <meta:document-statistic meta:table-count="0" meta:image-count="0" meta:object-count="0" meta:page-count="2" meta:paragraph-count="11" meta:word-count="591" meta:character-count="3536" meta:non-whitespace-character-count="2957"/>
    <meta:user-defined meta:name="AppVersion">14.0000</meta:user-defined>
    <meta:user-defined meta:name="Company">Twoja nazwa firm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